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65.08mm" svg:height="133.34mm" svg:x="117.9mm" svg:y="14.61mm">
            <loext:p draw:notify-on-update-of-ranges="Feuille1.A10:Feuille1.A35 Feuille1.B9:Feuille1.B9 Feuille1.B10:Feuille1.B35 Feuille1.C9:Feuille1.C9 Feuille1.C10:Feuille1.C35 Feuille1.D9:Feuille1.D9 Feuille1.D10:Feuille1.D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vels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duration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duration</text:p>
          </table:table-cell>
          <table:table-cell office:value-type="float" office:value="2300" calcext:value-type="float">
            <text:p>2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=</text:p>
          </table:table-cell>
          <table:table-cell table:formula="of:=[.B8]/[.B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=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 max=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cub</text:p>
          </table:table-cell>
        </table:table-row>
        <table:table-row table:style-name="ro1">
          <table:table-cell table:formula="of:=(ROW([.A10])-10)" office:value-type="float" office:value="0" calcext:value-type="float">
            <text:p>0</text:p>
          </table:table-cell>
          <table:table-cell table:formula="of:=[.$B$6]*[.A10]" office:value-type="float" office:value="0" calcext:value-type="float">
            <text:p>0</text:p>
          </table:table-cell>
          <table:table-cell table:formula="of:=[.$B$6]*([.A10]*[.A10]*[.A10])/([.$B$7]*[.$B$7])" office:value-type="float" office:value="0" calcext:value-type="float">
            <text:p>0</text:p>
          </table:table-cell>
          <table:table-cell table:formula="of:=[.$B$6]*([.A10]*[.A10])/[.$B$7]" office:value-type="float" office:value="0" calcext:value-type="float">
            <text:p>0</text:p>
          </table:table-cell>
        </table:table-row>
        <table:table-row table:style-name="ro1">
          <table:table-cell table:formula="of:=(ROW([.A11])-10)" office:value-type="float" office:value="1" calcext:value-type="float">
            <text:p>1</text:p>
          </table:table-cell>
          <table:table-cell table:formula="of:=[.$B$6]*[.A11]" office:value-type="float" office:value="6" calcext:value-type="float">
            <text:p>6</text:p>
          </table:table-cell>
          <table:table-cell table:formula="of:=[.$B$6]*LOG([.A11])/([.$B$7]*[.$B$7])" office:value-type="float" office:value="0" calcext:value-type="float">
            <text:p>0</text:p>
          </table:table-cell>
          <table:table-cell table:formula="of:=[.$B$6]*([.A11]*[.A11])/[.$B$7]" office:value-type="float" office:value="0.24" calcext:value-type="float">
            <text:p>0,24</text:p>
          </table:table-cell>
        </table:table-row>
        <table:table-row table:style-name="ro1">
          <table:table-cell table:formula="of:=(ROW([.A12])-10)" office:value-type="float" office:value="2" calcext:value-type="float">
            <text:p>2</text:p>
          </table:table-cell>
          <table:table-cell table:formula="of:=[.$B$6]*[.A12]" office:value-type="float" office:value="12" calcext:value-type="float">
            <text:p>12</text:p>
          </table:table-cell>
          <table:table-cell table:formula="of:=[.$B$6]*([.A12]*[.A12]*[.A12])/([.$B$7]*[.$B$7])" office:value-type="float" office:value="0.0768" calcext:value-type="float">
            <text:p>0,0768</text:p>
          </table:table-cell>
          <table:table-cell table:formula="of:=[.$B$6]*([.A12]*[.A12])/[.$B$7]" office:value-type="float" office:value="0.96" calcext:value-type="float">
            <text:p>0,96</text:p>
          </table:table-cell>
        </table:table-row>
        <table:table-row table:style-name="ro1">
          <table:table-cell table:formula="of:=(ROW([.A13])-10)" office:value-type="float" office:value="3" calcext:value-type="float">
            <text:p>3</text:p>
          </table:table-cell>
          <table:table-cell table:formula="of:=[.$B$6]*[.A13]" office:value-type="float" office:value="18" calcext:value-type="float">
            <text:p>18</text:p>
          </table:table-cell>
          <table:table-cell table:formula="of:=[.$B$6]*([.A13]*[.A13]*[.A13])/([.$B$7]*[.$B$7])" office:value-type="float" office:value="0.2592" calcext:value-type="float">
            <text:p>0,2592</text:p>
          </table:table-cell>
          <table:table-cell table:formula="of:=[.$B$6]*([.A13]*[.A13])/[.$B$7]" office:value-type="float" office:value="2.16" calcext:value-type="float">
            <text:p>2,16</text:p>
          </table:table-cell>
        </table:table-row>
        <table:table-row table:style-name="ro1">
          <table:table-cell table:formula="of:=(ROW([.A14])-10)" office:value-type="float" office:value="4" calcext:value-type="float">
            <text:p>4</text:p>
          </table:table-cell>
          <table:table-cell table:formula="of:=[.$B$6]*[.A14]" office:value-type="float" office:value="24" calcext:value-type="float">
            <text:p>24</text:p>
          </table:table-cell>
          <table:table-cell table:formula="of:=[.$B$6]*([.A14]*[.A14]*[.A14])/([.$B$7]*[.$B$7])" office:value-type="float" office:value="0.6144" calcext:value-type="float">
            <text:p>0,6144</text:p>
          </table:table-cell>
          <table:table-cell table:formula="of:=[.$B$6]*([.A14]*[.A14])/[.$B$7]" office:value-type="float" office:value="3.84" calcext:value-type="float">
            <text:p>3,84</text:p>
          </table:table-cell>
        </table:table-row>
        <table:table-row table:style-name="ro1">
          <table:table-cell table:formula="of:=(ROW([.A15])-10)" office:value-type="float" office:value="5" calcext:value-type="float">
            <text:p>5</text:p>
          </table:table-cell>
          <table:table-cell table:formula="of:=[.$B$6]*[.A15]" office:value-type="float" office:value="30" calcext:value-type="float">
            <text:p>30</text:p>
          </table:table-cell>
          <table:table-cell table:formula="of:=[.$B$6]*([.A15]*[.A15]*[.A15])/([.$B$7]*[.$B$7])" office:value-type="float" office:value="1.2" calcext:value-type="float">
            <text:p>1,2</text:p>
          </table:table-cell>
          <table:table-cell table:formula="of:=[.$B$6]*([.A15]*[.A15])/[.$B$7]" office:value-type="float" office:value="6" calcext:value-type="float">
            <text:p>6</text:p>
          </table:table-cell>
        </table:table-row>
        <table:table-row table:style-name="ro1">
          <table:table-cell table:formula="of:=(ROW([.A16])-10)" office:value-type="float" office:value="6" calcext:value-type="float">
            <text:p>6</text:p>
          </table:table-cell>
          <table:table-cell table:formula="of:=[.$B$6]*[.A16]" office:value-type="float" office:value="36" calcext:value-type="float">
            <text:p>36</text:p>
          </table:table-cell>
          <table:table-cell table:formula="of:=[.$B$6]*([.A16]*[.A16]*[.A16])/([.$B$7]*[.$B$7])" office:value-type="float" office:value="2.0736" calcext:value-type="float">
            <text:p>2,0736</text:p>
          </table:table-cell>
          <table:table-cell table:formula="of:=[.$B$6]*([.A16]*[.A16])/[.$B$7]" office:value-type="float" office:value="8.64" calcext:value-type="float">
            <text:p>8,64</text:p>
          </table:table-cell>
        </table:table-row>
        <table:table-row table:style-name="ro1">
          <table:table-cell table:formula="of:=(ROW([.A17])-10)" office:value-type="float" office:value="7" calcext:value-type="float">
            <text:p>7</text:p>
          </table:table-cell>
          <table:table-cell table:formula="of:=[.$B$6]*[.A17]" office:value-type="float" office:value="42" calcext:value-type="float">
            <text:p>42</text:p>
          </table:table-cell>
          <table:table-cell table:formula="of:=[.$B$6]*([.A17]*[.A17]*[.A17])/([.$B$7]*[.$B$7])" office:value-type="float" office:value="3.2928" calcext:value-type="float">
            <text:p>3,2928</text:p>
          </table:table-cell>
          <table:table-cell table:formula="of:=[.$B$6]*([.A17]*[.A17])/[.$B$7]" office:value-type="float" office:value="11.76" calcext:value-type="float">
            <text:p>11,76</text:p>
          </table:table-cell>
        </table:table-row>
        <table:table-row table:style-name="ro1">
          <table:table-cell table:formula="of:=(ROW([.A18])-10)" office:value-type="float" office:value="8" calcext:value-type="float">
            <text:p>8</text:p>
          </table:table-cell>
          <table:table-cell table:formula="of:=[.$B$6]*[.A18]" office:value-type="float" office:value="48" calcext:value-type="float">
            <text:p>48</text:p>
          </table:table-cell>
          <table:table-cell table:formula="of:=[.$B$6]*([.A18]*[.A18]*[.A18])/([.$B$7]*[.$B$7])" office:value-type="float" office:value="4.9152" calcext:value-type="float">
            <text:p>4,9152</text:p>
          </table:table-cell>
          <table:table-cell table:formula="of:=[.$B$6]*([.A18]*[.A18])/[.$B$7]" office:value-type="float" office:value="15.36" calcext:value-type="float">
            <text:p>15,36</text:p>
          </table:table-cell>
        </table:table-row>
        <table:table-row table:style-name="ro1">
          <table:table-cell table:formula="of:=(ROW([.A19])-10)" office:value-type="float" office:value="9" calcext:value-type="float">
            <text:p>9</text:p>
          </table:table-cell>
          <table:table-cell table:formula="of:=[.$B$6]*[.A19]" office:value-type="float" office:value="54" calcext:value-type="float">
            <text:p>54</text:p>
          </table:table-cell>
          <table:table-cell table:formula="of:=[.$B$6]*([.A19]*[.A19]*[.A19])/([.$B$7]*[.$B$7])" office:value-type="float" office:value="6.9984" calcext:value-type="float">
            <text:p>6,9984</text:p>
          </table:table-cell>
          <table:table-cell table:formula="of:=[.$B$6]*([.A19]*[.A19])/[.$B$7]" office:value-type="float" office:value="19.44" calcext:value-type="float">
            <text:p>19,44</text:p>
          </table:table-cell>
        </table:table-row>
        <table:table-row table:style-name="ro1">
          <table:table-cell table:formula="of:=(ROW([.A20])-10)" office:value-type="float" office:value="10" calcext:value-type="float">
            <text:p>10</text:p>
          </table:table-cell>
          <table:table-cell table:formula="of:=[.$B$6]*[.A20]" office:value-type="float" office:value="60" calcext:value-type="float">
            <text:p>60</text:p>
          </table:table-cell>
          <table:table-cell table:formula="of:=[.$B$6]*([.A20]*[.A20]*[.A20])/([.$B$7]*[.$B$7])" office:value-type="float" office:value="9.6" calcext:value-type="float">
            <text:p>9,6</text:p>
          </table:table-cell>
          <table:table-cell table:formula="of:=[.$B$6]*([.A20]*[.A20])/[.$B$7]" office:value-type="float" office:value="24" calcext:value-type="float">
            <text:p>24</text:p>
          </table:table-cell>
        </table:table-row>
        <table:table-row table:style-name="ro1">
          <table:table-cell table:formula="of:=(ROW([.A21])-10)" office:value-type="float" office:value="11" calcext:value-type="float">
            <text:p>11</text:p>
          </table:table-cell>
          <table:table-cell table:formula="of:=[.$B$6]*[.A21]" office:value-type="float" office:value="66" calcext:value-type="float">
            <text:p>66</text:p>
          </table:table-cell>
          <table:table-cell table:formula="of:=[.$B$6]*([.A21]*[.A21]*[.A21])/([.$B$7]*[.$B$7])" office:value-type="float" office:value="12.7776" calcext:value-type="float">
            <text:p>12,7776</text:p>
          </table:table-cell>
          <table:table-cell table:formula="of:=[.$B$6]*([.A21]*[.A21])/[.$B$7]" office:value-type="float" office:value="29.04" calcext:value-type="float">
            <text:p>29,04</text:p>
          </table:table-cell>
        </table:table-row>
        <table:table-row table:style-name="ro1">
          <table:table-cell table:formula="of:=(ROW([.A22])-10)" office:value-type="float" office:value="12" calcext:value-type="float">
            <text:p>12</text:p>
          </table:table-cell>
          <table:table-cell table:formula="of:=[.$B$6]*[.A22]" office:value-type="float" office:value="72" calcext:value-type="float">
            <text:p>72</text:p>
          </table:table-cell>
          <table:table-cell table:formula="of:=[.$B$6]*([.A22]*[.A22]*[.A22])/([.$B$7]*[.$B$7])" office:value-type="float" office:value="16.5888" calcext:value-type="float">
            <text:p>16,5888</text:p>
          </table:table-cell>
          <table:table-cell table:formula="of:=[.$B$6]*([.A22]*[.A22])/[.$B$7]" office:value-type="float" office:value="34.56" calcext:value-type="float">
            <text:p>34,56</text:p>
          </table:table-cell>
        </table:table-row>
        <table:table-row table:style-name="ro1">
          <table:table-cell table:formula="of:=(ROW([.A23])-10)" office:value-type="float" office:value="13" calcext:value-type="float">
            <text:p>13</text:p>
          </table:table-cell>
          <table:table-cell table:formula="of:=[.$B$6]*[.A23]" office:value-type="float" office:value="78" calcext:value-type="float">
            <text:p>78</text:p>
          </table:table-cell>
          <table:table-cell table:formula="of:=[.$B$6]*([.A23]*[.A23]*[.A23])/([.$B$7]*[.$B$7])" office:value-type="float" office:value="21.0912" calcext:value-type="float">
            <text:p>21,0912</text:p>
          </table:table-cell>
          <table:table-cell table:formula="of:=[.$B$6]*([.A23]*[.A23])/[.$B$7]" office:value-type="float" office:value="40.56" calcext:value-type="float">
            <text:p>40,56</text:p>
          </table:table-cell>
        </table:table-row>
        <table:table-row table:style-name="ro1">
          <table:table-cell table:formula="of:=(ROW([.A24])-10)" office:value-type="float" office:value="14" calcext:value-type="float">
            <text:p>14</text:p>
          </table:table-cell>
          <table:table-cell table:formula="of:=[.$B$6]*[.A24]" office:value-type="float" office:value="84" calcext:value-type="float">
            <text:p>84</text:p>
          </table:table-cell>
          <table:table-cell table:formula="of:=[.$B$6]*([.A24]*[.A24]*[.A24])/([.$B$7]*[.$B$7])" office:value-type="float" office:value="26.3424" calcext:value-type="float">
            <text:p>26,3424</text:p>
          </table:table-cell>
          <table:table-cell table:formula="of:=[.$B$6]*([.A24]*[.A24])/[.$B$7]" office:value-type="float" office:value="47.04" calcext:value-type="float">
            <text:p>47,04</text:p>
          </table:table-cell>
        </table:table-row>
        <table:table-row table:style-name="ro1">
          <table:table-cell table:formula="of:=(ROW([.A25])-10)" office:value-type="float" office:value="15" calcext:value-type="float">
            <text:p>15</text:p>
          </table:table-cell>
          <table:table-cell table:formula="of:=[.$B$6]*[.A25]" office:value-type="float" office:value="90" calcext:value-type="float">
            <text:p>90</text:p>
          </table:table-cell>
          <table:table-cell table:formula="of:=[.$B$6]*([.A25]*[.A25]*[.A25])/([.$B$7]*[.$B$7])" office:value-type="float" office:value="32.4" calcext:value-type="float">
            <text:p>32,4</text:p>
          </table:table-cell>
          <table:table-cell table:formula="of:=[.$B$6]*([.A25]*[.A25])/[.$B$7]" office:value-type="float" office:value="54" calcext:value-type="float">
            <text:p>54</text:p>
          </table:table-cell>
        </table:table-row>
        <table:table-row table:style-name="ro1">
          <table:table-cell table:formula="of:=(ROW([.A26])-10)" office:value-type="float" office:value="16" calcext:value-type="float">
            <text:p>16</text:p>
          </table:table-cell>
          <table:table-cell table:formula="of:=[.$B$6]*[.A26]" office:value-type="float" office:value="96" calcext:value-type="float">
            <text:p>96</text:p>
          </table:table-cell>
          <table:table-cell table:formula="of:=[.$B$6]*([.A26]*[.A26]*[.A26])/([.$B$7]*[.$B$7])" office:value-type="float" office:value="39.3216" calcext:value-type="float">
            <text:p>39,3216</text:p>
          </table:table-cell>
          <table:table-cell table:formula="of:=[.$B$6]*([.A26]*[.A26])/[.$B$7]" office:value-type="float" office:value="61.44" calcext:value-type="float">
            <text:p>61,44</text:p>
          </table:table-cell>
        </table:table-row>
        <table:table-row table:style-name="ro1">
          <table:table-cell table:formula="of:=(ROW([.A27])-10)" office:value-type="float" office:value="17" calcext:value-type="float">
            <text:p>17</text:p>
          </table:table-cell>
          <table:table-cell table:formula="of:=[.$B$6]*[.A27]" office:value-type="float" office:value="102" calcext:value-type="float">
            <text:p>102</text:p>
          </table:table-cell>
          <table:table-cell table:formula="of:=[.$B$6]*([.A27]*[.A27]*[.A27])/([.$B$7]*[.$B$7])" office:value-type="float" office:value="47.1648" calcext:value-type="float">
            <text:p>47,1648</text:p>
          </table:table-cell>
          <table:table-cell table:formula="of:=[.$B$6]*([.A27]*[.A27])/[.$B$7]" office:value-type="float" office:value="69.36" calcext:value-type="float">
            <text:p>69,36</text:p>
          </table:table-cell>
        </table:table-row>
        <table:table-row table:style-name="ro1">
          <table:table-cell table:formula="of:=(ROW([.A28])-10)" office:value-type="float" office:value="18" calcext:value-type="float">
            <text:p>18</text:p>
          </table:table-cell>
          <table:table-cell table:formula="of:=[.$B$6]*[.A28]" office:value-type="float" office:value="108" calcext:value-type="float">
            <text:p>108</text:p>
          </table:table-cell>
          <table:table-cell table:formula="of:=[.$B$6]*([.A28]*[.A28]*[.A28])/([.$B$7]*[.$B$7])" office:value-type="float" office:value="55.9872" calcext:value-type="float">
            <text:p>55,9872</text:p>
          </table:table-cell>
          <table:table-cell table:formula="of:=[.$B$6]*([.A28]*[.A28])/[.$B$7]" office:value-type="float" office:value="77.76" calcext:value-type="float">
            <text:p>77,76</text:p>
          </table:table-cell>
        </table:table-row>
        <table:table-row table:style-name="ro1">
          <table:table-cell table:formula="of:=(ROW([.A29])-10)" office:value-type="float" office:value="19" calcext:value-type="float">
            <text:p>19</text:p>
          </table:table-cell>
          <table:table-cell table:formula="of:=[.$B$6]*[.A29]" office:value-type="float" office:value="114" calcext:value-type="float">
            <text:p>114</text:p>
          </table:table-cell>
          <table:table-cell table:formula="of:=[.$B$6]*([.A29]*[.A29]*[.A29])/([.$B$7]*[.$B$7])" office:value-type="float" office:value="65.8464" calcext:value-type="float">
            <text:p>65,8464</text:p>
          </table:table-cell>
          <table:table-cell table:formula="of:=[.$B$6]*([.A29]*[.A29])/[.$B$7]" office:value-type="float" office:value="86.64" calcext:value-type="float">
            <text:p>86,64</text:p>
          </table:table-cell>
        </table:table-row>
        <table:table-row table:style-name="ro1">
          <table:table-cell table:formula="of:=(ROW([.A30])-10)" office:value-type="float" office:value="20" calcext:value-type="float">
            <text:p>20</text:p>
          </table:table-cell>
          <table:table-cell table:formula="of:=[.$B$6]*[.A30]" office:value-type="float" office:value="120" calcext:value-type="float">
            <text:p>120</text:p>
          </table:table-cell>
          <table:table-cell table:formula="of:=[.$B$6]*([.A30]*[.A30]*[.A30])/([.$B$7]*[.$B$7])" office:value-type="float" office:value="76.8" calcext:value-type="float">
            <text:p>76,8</text:p>
          </table:table-cell>
          <table:table-cell table:formula="of:=[.$B$6]*([.A30]*[.A30])/[.$B$7]" office:value-type="float" office:value="96" calcext:value-type="float">
            <text:p>96</text:p>
          </table:table-cell>
        </table:table-row>
        <table:table-row table:style-name="ro1">
          <table:table-cell table:formula="of:=(ROW([.A31])-10)" office:value-type="float" office:value="21" calcext:value-type="float">
            <text:p>21</text:p>
          </table:table-cell>
          <table:table-cell table:formula="of:=[.$B$6]*[.A31]" office:value-type="float" office:value="126" calcext:value-type="float">
            <text:p>126</text:p>
          </table:table-cell>
          <table:table-cell table:formula="of:=[.$B$6]*([.A31]*[.A31]*[.A31])/([.$B$7]*[.$B$7])" office:value-type="float" office:value="88.9056" calcext:value-type="float">
            <text:p>88,9056</text:p>
          </table:table-cell>
          <table:table-cell table:formula="of:=[.$B$6]*([.A31]*[.A31])/[.$B$7]" office:value-type="float" office:value="105.84" calcext:value-type="float">
            <text:p>105,84</text:p>
          </table:table-cell>
        </table:table-row>
        <table:table-row table:style-name="ro1">
          <table:table-cell table:formula="of:=(ROW([.A32])-10)" office:value-type="float" office:value="22" calcext:value-type="float">
            <text:p>22</text:p>
          </table:table-cell>
          <table:table-cell table:formula="of:=[.$B$6]*[.A32]" office:value-type="float" office:value="132" calcext:value-type="float">
            <text:p>132</text:p>
          </table:table-cell>
          <table:table-cell table:formula="of:=[.$B$6]*([.A32]*[.A32]*[.A32])/([.$B$7]*[.$B$7])" office:value-type="float" office:value="102.2208" calcext:value-type="float">
            <text:p>102,2208</text:p>
          </table:table-cell>
          <table:table-cell table:formula="of:=[.$B$6]*([.A32]*[.A32])/[.$B$7]" office:value-type="float" office:value="116.16" calcext:value-type="float">
            <text:p>116,16</text:p>
          </table:table-cell>
        </table:table-row>
        <table:table-row table:style-name="ro1">
          <table:table-cell table:formula="of:=(ROW([.A33])-10)" office:value-type="float" office:value="23" calcext:value-type="float">
            <text:p>23</text:p>
          </table:table-cell>
          <table:table-cell table:formula="of:=[.$B$6]*[.A33]" office:value-type="float" office:value="138" calcext:value-type="float">
            <text:p>138</text:p>
          </table:table-cell>
          <table:table-cell table:formula="of:=[.$B$6]*([.A33]*[.A33]*[.A33])/([.$B$7]*[.$B$7])" office:value-type="float" office:value="116.8032" calcext:value-type="float">
            <text:p>116,8032</text:p>
          </table:table-cell>
          <table:table-cell table:formula="of:=[.$B$6]*([.A33]*[.A33])/[.$B$7]" office:value-type="float" office:value="126.96" calcext:value-type="float">
            <text:p>126,96</text:p>
          </table:table-cell>
        </table:table-row>
        <table:table-row table:style-name="ro1">
          <table:table-cell table:formula="of:=(ROW([.A34])-10)" office:value-type="float" office:value="24" calcext:value-type="float">
            <text:p>24</text:p>
          </table:table-cell>
          <table:table-cell table:formula="of:=[.$B$6]*[.A34]" office:value-type="float" office:value="144" calcext:value-type="float">
            <text:p>144</text:p>
          </table:table-cell>
          <table:table-cell table:formula="of:=[.$B$6]*([.A34]*[.A34]*[.A34])/([.$B$7]*[.$B$7])" office:value-type="float" office:value="132.7104" calcext:value-type="float">
            <text:p>132,7104</text:p>
          </table:table-cell>
          <table:table-cell table:formula="of:=[.$B$6]*([.A34]*[.A34])/[.$B$7]" office:value-type="float" office:value="138.24" calcext:value-type="float">
            <text:p>138,24</text:p>
          </table:table-cell>
        </table:table-row>
        <table:table-row table:style-name="ro1">
          <table:table-cell table:formula="of:=(ROW([.A35])-10)" office:value-type="float" office:value="25" calcext:value-type="float">
            <text:p>25</text:p>
          </table:table-cell>
          <table:table-cell table:formula="of:=[.$B$6]*[.A35]" office:value-type="float" office:value="150" calcext:value-type="float">
            <text:p>150</text:p>
          </table:table-cell>
          <table:table-cell table:formula="of:=[.$B$6]*([.A35]*[.A35]*[.A35])/([.$B$7]*[.$B$7])" office:value-type="float" office:value="150" calcext:value-type="float">
            <text:p>150</text:p>
          </table:table-cell>
          <table:table-cell table:formula="of:=[.$B$6]*([.A35]*[.A35])/[.$B$7]"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0:.B34])+[.B35]" office:value-type="float" office:value="1950" calcext:value-type="float">
            <text:p>1950</text:p>
          </table:table-cell>
          <table:table-cell table:formula="of:=SUM([.C10:.C34])+[.C35]" office:value-type="float" office:value="1013.9904" calcext:value-type="float">
            <text:p>1013,9904</text:p>
          </table:table-cell>
          <table:table-cell table:formula="of:=SUM([.D10:.D34])+[.D35]" office:value-type="float" office:value="1326" calcext:value-type="float">
            <text:p>1326</text:p>
          </table:table-cell>
        </table:table-row>
        <table:table-row table:style-name="ro1">
          <table:table-cell/>
          <table:table-cell table:formula="of:=SUM([.B10:.B34])*2+[.B35]" office:value-type="float" office:value="3750" calcext:value-type="float">
            <text:p>3750</text:p>
          </table:table-cell>
          <table:table-cell table:formula="of:=SUM([.C10:.C34])*2+[.C35]" office:value-type="float" office:value="1877.9808" calcext:value-type="float">
            <text:p>1877,9808</text:p>
          </table:table-cell>
          <table:table-cell table:formula="of:=SUM([.D10:.D34])*2+[.D35]" office:value-type="float" office:value="2502" calcext:value-type="float">
            <text:p>250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(((([.B7]-1)*([.B7]-1)+([.B7]-1))/2)*[.B6])*2+[.B8]" office:value-type="float" office:value="3750" calcext:value-type="float">
            <text:p>37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9:14:47.0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0:59:05.049000000</meta:creation-date>
    <dc:date>2017-08-22T20:27:55.283000000</dc:date>
    <meta:editing-duration>PT51M44S</meta:editing-duration>
    <meta:editing-cycles>5</meta:editing-cycles>
    <meta:generator>LibreOffice/5.2.6.2$Windows_x86 LibreOffice_project/a3100ed2409ebf1c212f5048fbe377c281438fdc</meta:generator>
    <meta:document-statistic meta:table-count="1" meta:cell-count="1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09cm" svg:height="13.335cm" xlink:href=".." xlink:type="simple" chart:class="chart:line" chart:style-name="ch1">
        <chart:legend chart:legend-position="end" svg:x="24.609cm" svg:y="5.87cm" style:legend-expansion="high" chart:style-name="ch2"/>
        <chart:plot-area chart:style-name="ch3" table:cell-range-address="Feuille1.A9:Feuille1.D35" chart:data-source-has-labels="both" svg:x="0.53cm" svg:y="0.266cm" svg:width="23.549cm" svg:height="12.803cm">
          <chartooo:coordinate-region svg:x="1.151cm" svg:y="0.465cm" svg:width="22.555cm" svg:height="11.957cm"/>
          <chart:axis chart:dimension="x" chart:name="primary-x" chart:style-name="ch4" chartooo:axis-type="auto">
            <chartooo:date-scale/>
            <chart:categories table:cell-range-address="Feuille1.A10:Feuille1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0:Feuille1.B35" chart:label-cell-address="Feuille1.B9:Feuille1.B9" chart:class="chart:line">
            <chart:data-point chart:repeated="26"/>
          </chart:series>
          <chart:series chart:style-name="ch7" chart:values-cell-range-address="Feuille1.C10:Feuille1.C35" chart:label-cell-address="Feuille1.C9:Feuille1.C9" chart:class="chart:line">
            <chart:data-point chart:repeated="26"/>
          </chart:series>
          <chart:series chart:style-name="ch8" chart:values-cell-range-address="Feuille1.D10:Feuille1.D35" chart:label-cell-address="Feuille1.D9:Feuille1.D9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</text:p>
                <draw:g>
                  <svg:desc>Feuille1.B9:Feuille1.B9</svg:desc>
                </draw:g>
              </table:table-cell>
              <table:table-cell office:value-type="string">
                <text:p>tri</text:p>
                <draw:g>
                  <svg:desc>Feuille1.C9:Feuille1.C9</svg:desc>
                </draw:g>
              </table:table-cell>
              <table:table-cell office:value-type="string">
                <text:p>cub</text:p>
                <draw:g>
                  <svg:desc>Feuille1.D9:Feuille1.D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10:Feuille1.A35</svg:desc>
                </draw:g>
              </table:table-cell>
              <table:table-cell office:value-type="float" office:value="0">
                <text:p>0</text:p>
                <draw:g>
                  <svg:desc>Feuille1.B10:Feuille1.B35</svg:desc>
                </draw:g>
              </table:table-cell>
              <table:table-cell office:value-type="float" office:value="0">
                <text:p>0</text:p>
                <draw:g>
                  <svg:desc>Feuille1.C10:Feuille1.C35</svg:desc>
                </draw:g>
              </table:table-cell>
              <table:table-cell office:value-type="float" office:value="0">
                <text:p>0</text:p>
                <draw:g>
                  <svg:desc>Feuille1.D10:Feuille1.D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768">
                <text:p>0.076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2592">
                <text:p>0.259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6144">
                <text:p>0.614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.0736">
                <text:p>2.0736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3.2928">
                <text:p>3.2928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4.9152">
                <text:p>4.9152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6.9984">
                <text:p>6.9984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12.7776">
                <text:p>12.7776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16.5888">
                <text:p>16.5888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21.0912">
                <text:p>21.0912</text:p>
              </table:table-cell>
              <table:table-cell office:value-type="float" office:value="40.56">
                <text:p>40.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26.3424">
                <text:p>26.3424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2.4">
                <text:p>32.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39.3216">
                <text:p>39.3216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2">
                <text:p>102</text:p>
              </table:table-cell>
              <table:table-cell office:value-type="float" office:value="47.1648">
                <text:p>47.1648</text:p>
              </table:table-cell>
              <table:table-cell office:value-type="float" office:value="69.36">
                <text:p>69.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55.9872">
                <text:p>55.9872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4">
                <text:p>114</text:p>
              </table:table-cell>
              <table:table-cell office:value-type="float" office:value="65.8464">
                <text:p>65.8464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76.8">
                <text:p>76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88.9056">
                <text:p>88.9056</text:p>
              </table:table-cell>
              <table:table-cell office:value-type="float" office:value="105.84">
                <text:p>105.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2">
                <text:p>132</text:p>
              </table:table-cell>
              <table:table-cell office:value-type="float" office:value="102.2208">
                <text:p>102.2208</text:p>
              </table:table-cell>
              <table:table-cell office:value-type="float" office:value="116.16">
                <text:p>116.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8">
                <text:p>138</text:p>
              </table:table-cell>
              <table:table-cell office:value-type="float" office:value="116.8032">
                <text:p>116.8032</text:p>
              </table:table-cell>
              <table:table-cell office:value-type="float" office:value="126.96">
                <text:p>126.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132.7104">
                <text:p>132.7104</text:p>
              </table:table-cell>
              <table:table-cell office:value-type="float" office:value="138.24">
                <text:p>138.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